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🧠 <text:span text:style-name="Strong_20_Emphasis">Propósito do programa</text:span></text:h>
      <text:p text:style-name="Text_20_body">O projeto é um <text:span text:style-name="Strong_20_Emphasis">Sistema de Respostas Dinâmicas (SRD)</text:span> com múltiplas empresas, capaz de responder perguntas com base em uma base de conhecimento estruturada em arquivos <text:span text:style-name="Source_20_Text">.json</text:span>. Ele utiliza <text:span text:style-name="Strong_20_Emphasis">embeddings semânticos</text:span> (via FAISS) para encontrar perguntas similares e <text:span text:style-name="Strong_20_Emphasis">modelos de linguagem (LLMs)</text:span> para gerar ou refinar as respostas.</text:p>
      <text:p text:style-name="Horizontal_20_Line"/>
      <text:h text:style-name="Heading_20_3" text:outline-level="3">📂 <text:span text:style-name="Strong_20_Emphasis">Visão geral dos principais arquivos</text:span></text:h>
      <text:h text:style-name="Heading_20_4" text:outline-level="4"><text:span text:style-name="Source_20_Text">main.py</text:span> (app/)</text:h>
      <text:list text:style-name="L1">
        <text:list-item>
          <text:p text:style-name="P1">Interface com o <text:span text:style-name="Strong_20_Emphasis">Streamlit</text:span>.</text:p>
        </text:list-item>
        <text:list-item>
          <text:p text:style-name="P1">Permite que o usuário escolha uma empresa, digite uma pergunta e receba uma resposta gerada.</text:p>
        </text:list-item>
        <text:list-item>
          <text:p text:style-name="P1">Exibe perguntas similares e a resposta final (manual ou da IA).</text:p>
        </text:list-item>
      </text:list>
      <text:p text:style-name="Horizontal_20_Line"/>
      <text:h text:style-name="Heading_20_3" text:outline-level="3"><text:span text:style-name="Source_20_Text">core/config.py</text:span></text:h>
      <text:list text:style-name="L2">
        <text:list-item>
          <text:p text:style-name="P2">Define constantes de configuração:</text:p>
          <text:list>
            <text:list-item>
              <text:p text:style-name="P2">Caminhos para arquivos <text:span text:style-name="Source_20_Text">.json</text:span> com perguntas/respostas por empresa.</text:p>
            </text:list-item>
            <text:list-item>
              <text:p text:style-name="P2">Nome do modelo LLM.</text:p>
            </text:list-item>
            <text:list-item>
              <text:p text:style-name="P2">Número de respostas similares a buscar com FAISS.</text:p>
            </text:list-item>
            <text:list-item>
              <text:p text:style-name="P2">URLs da API local (<text:span text:style-name="Source_20_Text">LM Studio</text:span>) e parâmetros auxiliares.</text:p>
            </text:list-item>
          </text:list>
        </text:list-item>
      </text:list>
      <text:p text:style-name="Horizontal_20_Line"/>
      <text:h text:style-name="Heading_20_3" text:outline-level="3"><text:span text:style-name="Source_20_Text">core/embeddings_manager.py</text:span></text:h>
      <text:list text:style-name="L3">
        <text:list-item>
          <text:p text:style-name="P3">Gera <text:span text:style-name="Strong_20_Emphasis">embeddings</text:span> das perguntas usando a API local (via LM Studio).</text:p>
        </text:list-item>
        <text:list-item>
          <text:p text:style-name="P3">Cria e utiliza um índice <text:span text:style-name="Strong_20_Emphasis">FAISS</text:span> para busca semântica.</text:p>
        </text:list-item>
        <text:list-item>
          <text:p text:style-name="P3">Função-chave: <text:span text:style-name="Source_20_Text">find_similar_question</text:span>.</text:p>
        </text:list-item>
      </text:list>
      <text:p text:style-name="Horizontal_20_Line"/>
      <text:h text:style-name="Heading_20_3" text:outline-level="3"><text:span text:style-name="Source_20_Text">core/qa_manager.py</text:span></text:h>
      <text:list text:style-name="L4">
        <text:list-item>
          <text:p text:style-name="P4">Carrega os pares de <text:span text:style-name="Strong_20_Emphasis">perguntas e respostas manuais</text:span> de cada empresa.</text:p>
        </text:list-item>
        <text:list-item>
          <text:p text:style-name="P4">Busca diretamente por respostas associadas a perguntas iguais (caso exista correspondência exata).</text:p>
        </text:list-item>
      </text:list>
      <text:p text:style-name="Horizontal_20_Line"/>
      <text:h text:style-name="Heading_20_3" text:outline-level="3"><text:span text:style-name="Source_20_Text">core/retrieval_engine.py</text:span></text:h>
      <text:list text:style-name="L5">
        <text:list-item>
          <text:p text:style-name="P5">Núcleo do sistema de recuperação de resposta.</text:p>
        </text:list-item>
        <text:list-item>
          <text:p text:style-name="P5"><text:soft-page-break/>Dado uma pergunta e empresa, decide:</text:p>
          <text:list>
            <text:list-item>
              <text:p text:style-name="P5">Se há uma resposta manual associada;</text:p>
            </text:list-item>
            <text:list-item>
              <text:p text:style-name="P5">Se não houver, busca pergunta similar e usa o LLM para gerar a resposta final.</text:p>
            </text:list-item>
          </text:list>
        </text:list-item>
        <text:list-item>
          <text:p text:style-name="P5">Função principal: <text:span text:style-name="Source_20_Text">get_relevant_answer</text:span>.</text:p>
        </text:list-item>
      </text:list>
      <text:p text:style-name="Horizontal_20_Line"/>
      <text:h text:style-name="Heading_20_3" text:outline-level="3"><text:span text:style-name="Source_20_Text">core/llm_utils.py</text:span></text:h>
      <text:list text:style-name="L6">
        <text:list-item>
          <text:p text:style-name="P6">Encapsula chamada à <text:span text:style-name="Strong_20_Emphasis">LLM local</text:span> (via API).</text:p>
        </text:list-item>
        <text:list-item>
          <text:p text:style-name="P6">Responsável por <text:span text:style-name="Strong_20_Emphasis">gerar a resposta textual final</text:span>, dada a pergunta e o contexto (resposta manual ou pergunta similar).</text:p>
        </text:list-item>
      </text:list>
      <text:p text:style-name="Horizontal_20_Line"/>
      <text:h text:style-name="Heading_20_3" text:outline-level="3"><text:span text:style-name="Source_20_Text">core/scoring.py</text:span> (em preparação)</text:h>
      <text:list text:style-name="L7">
        <text:list-item>
          <text:p text:style-name="P7">Previsto para fazer avaliação da qualidade das respostas com técnicas como:</text:p>
          <text:list>
            <text:list-item>
              <text:p text:style-name="P7">Similaridade semântica,</text:p>
            </text:list-item>
            <text:list-item>
              <text:p text:style-name="P7">LLM-as-a-judge,</text:p>
            </text:list-item>
            <text:list-item>
              <text:p text:style-name="P7">Comparações automáticas.</text:p>
            </text:list-item>
          </text:list>
        </text:list-item>
      </text:list>
      <text:p text:style-name="Horizontal_20_Line"/>
      <text:h text:style-name="Heading_20_3" text:outline-level="3"><text:span text:style-name="Source_20_Text">core/utils.py</text:span></text:h>
      <text:list text:style-name="L8">
        <text:list-item>
          <text:p text:style-name="P8">Funções auxiliares diversas, como normalização de texto e tokenização (em expansão futura).</text:p>
        </text:list-item>
      </text:list>
      <text:p text:style-name="Standard"><text:line-break/><text:line-break/><text:line-break/><text:line-break/><text:line-break/><text:line-break/><text:line-break/><text:line-break/>Vamos primeiro transformar interface em modo de conversa real. Depois passamos para melhoria da qualidade das respostas.</text:p>
      <text:p text:style-name="Text_20_body">quanto à interface:</text:p>
      <text:p text:style-name="Text_20_body">1 - Não quero que a interface apresente opção de escolha da empresa;</text:p>
      <text:p text:style-name="Text_20_body">2 - Quero que a IA identifique a empresa de acordo com a conversa;</text:p>
      <text:p text:style-name="Text_20_body">3 - Quero também manter um breve histórico no frontend, mas quero saber qual o custo para, no futuro, o histórico ser maior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1T09:25:46.667054700</meta:creation-date>
    <dc:date>2025-09-01T13:36:17.048904200</dc:date>
    <meta:editing-duration>P1DT4H10M31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41" meta:word-count="362" meta:character-count="2302" meta:non-whitespace-character-count="1997"/>
  </office:meta>
</office:document-meta>
</file>